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py4lo_typing.py" manifest:media-type=""/>
  <manifest:file-entry manifest:full-path="Scripts/python/py4lo_dialogs.py" manifest:media-type=""/>
  <manifest:file-entry manifest:full-path="Scripts/python/csv_opener.py" manifest:media-type=""/>
  <manifest:file-entry manifest:full-path="Scripts/python/py4lo_helper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6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name0" form:control-implementation="ooo:com.sun.star.form.component.CommandButton" xml:id="control1" form:id="control1" form:label="Let's go !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qlite3_example.py$sqlite_example?language=Python&amp;location=document" xlink:type="simple"/>
              </office:event-listeners>
            </form:button>
          </form:form>
        </office:forms>
        <table:shapes>
          <draw:control draw:z-index="0" draw:text-style-name="P1" svg:width="8cm" svg:height="1cm" svg:x="4.441cm" svg:y="3.101cm" draw:control="control1"/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QLite3: </text:p>
            <text:p>* create a sqlite3 database</text:p>
            <text:p>* select</text:p>
            <text:p>* write data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The `persons` table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percentage</text:p>
          </table:table-cell>
        </table:table-row>
        <table:table-row table:style-name="ro2">
          <table:table-cell/>
          <table:table-cell office:value-type="string" calcext:value-type="string">
            <text:p>Joe</text:p>
          </table:table-cell>
          <table:table-cell office:value-type="float" office:value="45" calcext:value-type="float">
            <text:p>45</text:p>
          </table:table-cell>
          <table:table-cell table:style-name="ce6" office:value-type="percentage" office:value="0.0024" calcext:value-type="percentage">
            <text:p>0,24 %</text:p>
          </table:table-cell>
        </table:table-row>
        <table:table-row table:style-name="ro2">
          <table:table-cell/>
          <table:table-cell office:value-type="string" calcext:value-type="string">
            <text:p>Jane</text:p>
          </table:table-cell>
          <table:table-cell office:value-type="float" office:value="38" calcext:value-type="float">
            <text:p>38</text:p>
          </table:table-cell>
          <table:table-cell table:style-name="ce6" office:value-type="percentage" office:value="0.0028" calcext:value-type="percentage">
            <text:p>0,28 %</text:p>
          </table:table-cell>
        </table:table-row>
        <table:table-row table:style-name="ro2">
          <table:table-cell/>
          <table:table-cell office:value-type="string" calcext:value-type="string">
            <text:p>Bill</text:p>
          </table:table-cell>
          <table:table-cell office:value-type="float" office:value="15" calcext:value-type="float">
            <text:p>15</text:p>
          </table:table-cell>
          <table:table-cell table:style-name="ce6" office:value-type="percentage" office:value="0.0045" calcext:value-type="percentage">
            <text:p>0,45 %</text:p>
          </table:table-cell>
        </table:table-row>
        <table:table-row table:style-name="ro2">
          <table:table-cell/>
          <table:table-cell office:value-type="string" calcext:value-type="string">
            <text:p>Eugene</text:p>
          </table:table-cell>
          <table:table-cell office:value-type="float" office:value="82" calcext:value-type="float">
            <text:p>82</text:p>
          </table:table-cell>
          <table:table-cell table:style-name="ce6" office:value-type="percentage" office:value="0.0003" calcext:value-type="percentage">
            <text:p>0,03 %</text:p>
          </table:table-cell>
        </table:table-row>
        <table:table-row table:style-name="ro2">
          <table:table-cell table:style-name="ce2" office:value-type="string" calcext:value-type="string">
            <text:p><text:a xlink:href="https://github.com/jferard/py4lo" xlink:type="simple">Written and packed using Py4LO.</text:a></text:p>
          </table:table-cell>
          <table:table-cell table:style-name="ce2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SELECT * FROM persons WHERE age &gt; 15 ORDER BY percentage DES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y4LO - Python Toolkit For LibreOffice Calc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percentage</text:p>
          </table:table-cell>
        </table:table-row>
        <table:table-row table:style-name="ro2">
          <table:table-cell office:value-type="string" calcext:value-type="string">
            <text:p>Copyright (C) 2016-2023 J. Férard &lt;https://github.com/jferard&gt;</text:p>
          </table:table-cell>
          <table:table-cell table:number-columns-repeated="3"/>
        </table:table-row>
      </table:table>
      <table:named-expressions>
        <table:named-range table:name="output_rows" table:base-cell-address="$Feuille1.$B$11" table:cell-range-address="$Feuille1.$B$11:.$D$20"/>
        <table:named-range table:name="query" table:base-cell-address="$Feuille1.$B$9" table:cell-range-address="$Feuille1.$B$9"/>
        <table:named-range table:name="table_rows" table:base-cell-address="$Feuille1.$B$4" table:cell-range-address="$Feuille1.$B$4:.$D$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n" number:country="US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n" number:country="US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1-05T14:26:02.124000000</meta:creation-date>
    <meta:generator>LibreOffice/7.3.7.2$Linux_X86_64 LibreOffice_project/30$Build-2</meta:generator>
    <dc:date>2023-06-09T22:08:31.552672190</dc:date>
    <meta:editing-duration>PT26M25S</meta:editing-duration>
    <meta:editing-cycles>8</meta:editing-cycles>
    <meta:document-statistic meta:table-count="1" meta:cell-count="24" meta:object-count="1"/>
  </office:meta>
</office:document-meta>
</file>